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/>
    </style:style>
    <style:style style:name="ce3" style:family="table-cell" style:parent-style-name="Hyperlink" style:data-style-name="N0">
      <style:table-cell-properties style:vertical-align="top" fo:wrap-option="wrap" fo:background-color="transparent"/>
      <style:text-properties fo:color="#2998E3"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style:font-family-generic="modern"/>
    </style:style>
    <style:style style:name="ce6" style:family="table-cell" style:parent-style-name="Hyperlink" style:data-style-name="N0">
      <style:table-cell-properties style:vertical-align="top" fo:wrap-option="wrap" fo:background-color="transparent"/>
      <style:text-properties fo:color="#2998E3" style:font-name="Consolas" style:font-name-asian="Consolas" style:font-name-complex="Consolas" style:text-underline-style="solid" style:text-underline-type="single" style:font-family-generic="modern"/>
    </style:style>
    <style:style style:name="ce7" style:family="table-cell" style:parent-style-name="Hyperlink" style:data-style-name="N0">
      <style:table-cell-properties fo:background-color="transparent"/>
      <style:text-properties fo:color="#2998E3" style:font-name="Consolas" style:font-name-asian="Consolas" style:font-name-complex="Consolas" style:text-underline-style="solid" style:text-underline-type="single" style:font-family-generic="modern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style:font-name="Consolas" style:font-name-asian="Consolas" style:font-name-complex="Consolas" style:font-family-generic="modern"/>
    </style:style>
    <style:style style:name="ce10" style:family="table-cell" style:parent-style-name="Default" style:data-style-name="N0">
      <style:table-cell-properties fo:background-color="transparent"/>
      <style:text-properties style:font-name="Consolas" style:font-name-asian="Consolas" style:font-name-complex="Consolas" fo:font-style="italic" style:font-style-asian="italic" style:font-style-complex="italic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style="italic" style:font-style-asian="italic" style:font-style-complex="italic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style="italic" style:font-style-asian="italic" style:font-style-complex="italic" style:font-family-generic="modern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Hyperlink" style:data-style-name="N0">
      <style:table-cell-properties fo:background-color="transparent"/>
      <style:text-properties fo:color="#2998E3" style:text-underline-style="solid" style:text-underline-type="single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Hyperlink" style:data-style-name="N0">
      <style:table-cell-properties style:vertical-align="top" fo:background-color="transparent"/>
      <style:text-properties fo:color="#2998E3" style:text-underline-style="solid" style:text-underline-type="singl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0.3055208333333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8.797395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45pt" style:use-optimal-row-height="false" fo:break-before="auto"/>
    </style:style>
    <style:style style:name="ro3" style:family="table-row">
      <style:table-row-properties style:row-height="27.75pt" style:use-optimal-row-height="true" fo:break-before="auto"/>
    </style:style>
    <style:style style:name="ro4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Command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Properties</text:p>
          </table:table-cell>
          <table:table-cell office:value-type="string" table:style-name="ce3">
            <text:p><text:a xlink:href="https://github.com/goessner/g2/wiki/state-and-style">Styling</text:a>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5">
            <text:p>g2()</text:p>
          </table:table-cell>
          <table:table-cell office:value-type="string" table:style-name="ce2">
            <text:p>Creates a new object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clr">clr()</text:a></text:p>
          </table:table-cell>
          <table:table-cell office:value-type="string" table:style-name="ce2">
            <text:p>Clear viewport region.</text:p>
          </table:table-cell>
          <table:table-cell office:value-type="string" table:style-name="ce5">
            <text:p>b,h</text:p>
          </table:table-cell>
          <table:table-cell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view">view()</text:a></text:p>
          </table:table-cell>
          <table:table-cell office:value-type="string" table:style-name="ce2">
            <text:p>Move origin coordinates, apply scaling and set cartesian flag.</text:p>
          </table:table-cell>
          <table:table-cell office:value-type="string" table:style-name="ce5">
            <text:p>x,y,scl,cartesian</text:p>
          </table:table-cell>
          <table:table-cell table:style-name="ce11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grid">grid()</text:a></text:p>
          </table:table-cell>
          <table:table-cell office:value-type="string" table:style-name="ce2">
            <text:p>Draw grid.</text:p>
          </table:table-cell>
          <table:table-cell office:value-type="string" table:style-name="ce5">
            <text:p>color,size</text:p>
          </table:table-cell>
          <table:table-cell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cir">cir()</text:a></text:p>
          </table:table-cell>
          <table:table-cell office:value-type="string" table:style-name="ce2">
            <text:p>Circle by center point and radius.</text:p>
          </table:table-cell>
          <table:table-cell office:value-type="string" table:style-name="ce5">
            <text:p>x,y,r,w</text:p>
          </table:table-cell>
          <table:table-cell office:value-type="string" table:style-name="ce5">
            <text:p>fs,ls,lw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ell">ell()</text:a></text:p>
          </table:table-cell>
          <table:table-cell office:value-type="string" table:style-name="ce2">
            <text:p>Ellipse by center point, radius for x and y axis</text:p>
          </table:table-cell>
          <table:table-cell office:value-type="string" table:style-name="ce5">
            <text:p>x,y,rx,ry,w,dw,rot</text:p>
          </table:table-cell>
          <table:table-cell office:value-type="string" table:style-name="ce5">
            <text:p>fs,ls,lw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6">
            <text:p><text:a xlink:href="https://github.com/goessner/g2/blob/master/docs/api/g2.core.md#g2+arc">arc()</text:a></text:p>
          </table:table-cell>
          <table:table-cell office:value-type="string" table:style-name="ce2">
            <text:p>Arc element by center point, radius, start angle, angular range.</text:p>
          </table:table-cell>
          <table:table-cell office:value-type="string" table:style-name="ce5">
            <text:p>x,y,r,w,dw</text:p>
          </table:table-cell>
          <table:table-cell office:value-type="string" table:style-name="ce5">
            <text:p>fs,ls,lw,lc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rec">rec()</text:a></text:p>
          </table:table-cell>
          <table:table-cell office:value-type="string" table:style-name="ce2">
            <text:p>Rectangle by anchor point, width and height.</text:p>
          </table:table-cell>
          <table:table-cell office:value-type="string" table:style-name="ce5">
            <text:p>x y,b,h</text:p>
          </table:table-cell>
          <table:table-cell office:value-type="string" table:style-name="ce5">
            <text:p>fs,ls,lw,lj,ml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lin">lin()</text:a></text:p>
          </table:table-cell>
          <table:table-cell office:value-type="string" table:style-name="ce2">
            <text:p>Line element by start and end point.</text:p>
          </table:table-cell>
          <table:table-cell office:value-type="string" table:style-name="ce5">
            <text:p>x1,y1,x2,y2</text:p>
          </table:table-cell>
          <table:table-cell office:value-type="string" table:style-name="ce5">
            <text:p>ls,lw,lc,ld,sh</text:p>
          </table:table-cell>
          <table:table-cell table:number-columns-repeated="2" table:style-name="ce2"/>
          <table:table-cell table:style-name="ce14"/>
          <table:table-cell table:number-columns-repeated="8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ply">ply()</text:a></text:p>
          </table:table-cell>
          <table:table-cell office:value-type="string" table:style-name="ce2">
            <text:p>Polyline by points array, closed mode and iterator function.</text:p>
          </table:table-cell>
          <table:table-cell office:value-type="string" table:style-name="ce5">
            <text:p>pts,closed,x,y,w</text:p>
          </table:table-cell>
          <table:table-cell office:value-type="string" table:style-name="ce5">
            <text:p>fs,ls,lw,lc,lj,ml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txt">txt()</text:a></text:p>
          </table:table-cell>
          <table:table-cell office:value-type="string" table:style-name="ce2">
            <text:p>Text by string, anchor point, angle and style object.</text:p>
          </table:table-cell>
          <table:table-cell office:value-type="string" table:style-name="ce5">
            <text:p>str,x,y,w</text:p>
          </table:table-cell>
          <table:table-cell office:value-type="string" table:style-name="ce5">
            <text:p>fs,ls,sh,thal,tval,font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6">
            <text:p><text:a xlink:href="https://github.com/goessner/g2/blob/master/docs/api/g2.core.md#g2+use">use()</text:a></text:p>
          </table:table-cell>
          <table:table-cell office:value-type="string" table:style-name="ce2">
            <text:p>Use predefined g2 instance or symbol (possibly multiple times).</text:p>
          </table:table-cell>
          <table:table-cell office:value-type="string" table:style-name="ce5">
            <text:p>grp,x,y,scl</text:p>
          </table:table-cell>
          <table:table-cell office:value-type="string" table:style-name="ce12">
            <text:p>all -&gt; applied to grp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3">
          <table:table-cell office:value-type="string" table:style-name="ce6">
            <text:p><text:a xlink:href="https://github.com/goessner/g2/blob/master/docs/api/g2.core.md#g2+img">img()</text:a></text:p>
          </table:table-cell>
          <table:table-cell office:value-type="string" table:style-name="ce2">
            <text:p>Image by URI, anchor point, width, height, offset and range.</text:p>
          </table:table-cell>
          <table:table-cell office:value-type="string" table:style-name="ce5">
            <text:p>uri,x,y,b,h,dx,dy,xoff,yoff,w,scl</text:p>
          </table:table-cell>
          <table:table-cell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7">
            <text:p><text:a xlink:href="https://github.com/goessner/g2/blob/master/docs/api/g2.core.md#g2+beg">beg()</text:a></text:p>
          </table:table-cell>
          <table:table-cell office:value-type="string" table:style-name="ce8">
            <text:p>Save state and apply transformation or style properties.</text:p>
          </table:table-cell>
          <table:table-cell office:value-type="string" table:style-name="ce9">
            <text:p>x,y,w,scl,matrix</text:p>
          </table:table-cell>
          <table:table-cell office:value-type="string" table:style-name="ce10">
            <text:p>all -&gt; applied to state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ehttps://github.com/goessner/g2/blob/master/docs/api/g2.core.md#g2+end">end()</text:a></text:p>
          </table:table-cell>
          <table:table-cell office:value-type="string" table:style-name="ce2">
            <text:p>Restore previous state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p">p()</text:a></text:p>
          </table:table-cell>
          <table:table-cell office:value-type="string" table:style-name="ce2">
            <text:p>Start a new path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z">z()</text:a></text:p>
          </table:table-cell>
          <table:table-cell office:value-type="string" table:style-name="ce2">
            <text:p>Close path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7">
            <text:p><text:a xlink:href="https://github.com/goessner/g2/blob/master/docs/api/g2.core.md#g2+m">m()</text:a></text:p>
          </table:table-cell>
          <table:table-cell office:value-type="string" table:style-name="ce8">
            <text:p>Move to position.</text:p>
          </table:table-cell>
          <table:table-cell office:value-type="string" table:style-name="ce8">
            <text:p>x,y</text:p>
          </table:table-cell>
          <table:table-cell table:style-name="ce8"/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7">
            <text:p><text:a xlink:href="https://github.com/goessner/g2/blob/master/docs/api/g2.core.md#g2+l">l()</text:a></text:p>
          </table:table-cell>
          <table:table-cell office:value-type="string" table:style-name="ce2">
            <text:p>Create line segment.</text:p>
          </table:table-cell>
          <table:table-cell office:value-type="string" table:style-name="ce5">
            <text:p>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6">
            <text:p><text:a xlink:href="https://github.com/goessner/g2/blob/master/docs/api/g2.core.md#g2+q">q()</text:a></text:p>
          </table:table-cell>
          <table:table-cell office:value-type="string" table:style-name="ce2">
            <text:p>Create quadratic curve.</text:p>
          </table:table-cell>
          <table:table-cell office:value-type="string" table:style-name="ce5">
            <text:p>x1,y1,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6">
            <text:p><text:a xlink:href="https://github.com/goessner/g2/blob/master/docs/api/g2.core.md#g2+c">c()</text:a></text:p>
          </table:table-cell>
          <table:table-cell office:value-type="string" table:style-name="ce2">
            <text:p>Create cubic bézier curve.</text:p>
          </table:table-cell>
          <table:table-cell office:value-type="string" table:style-name="ce5">
            <text:p>x1,y1,x2,y1,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6">
            <text:p><text:a xlink:href="https://github.com/goessner/g2/blob/master/docs/api/g2.core.md#g2+a">a()</text:a></text:p>
          </table:table-cell>
          <table:table-cell office:value-type="string" table:style-name="ce2">
            <text:p>Create arc segment.</text:p>
          </table:table-cell>
          <table:table-cell office:value-type="string" table:style-name="ce5">
            <text:p>dw,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stroke">stroke()</text:a></text:p>
          </table:table-cell>
          <table:table-cell office:value-type="string" table:style-name="ce2">
            <text:p>Stroke the previously defined path.</text:p>
          </table:table-cell>
          <table:table-cell office:value-type="string" table:style-name="ce5">
            <text:p>d</text:p>
          </table:table-cell>
          <table:table-cell office:value-type="string" table:style-name="ce5">
            <text:p>ls,lw,lc,lj,ml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fill">fill()</text:a></text:p>
          </table:table-cell>
          <table:table-cell office:value-type="string" table:style-name="ce2">
            <text:p>Fill the previously defined path.</text:p>
          </table:table-cell>
          <table:table-cell office:value-type="string" table:style-name="ce5">
            <text:p>d</text:p>
          </table:table-cell>
          <table:table-cell office:value-type="string" table:style-name="ce5">
            <text:p>fs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drw">drw()</text:a></text:p>
          </table:table-cell>
          <table:table-cell office:value-type="string" table:style-name="ce2">
            <text:p>Fill and then stroke the previously defined path.</text:p>
          </table:table-cell>
          <table:table-cell office:value-type="string" table:style-name="ce5">
            <text:p>d</text:p>
          </table:table-cell>
          <table:table-cell office:value-type="string" table:style-name="ce5">
            <text:p>fs,ls,lw,lc,lj,ml,ld,sh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del">del()</text:a></text:p>
          </table:table-cell>
          <table:table-cell office:value-type="string" table:style-name="ce2">
            <text:p>Delete commands from idx to end of command queue.</text:p>
          </table:table-cell>
          <table:table-cell office:value-type="string" table:style-name="ce5">
            <text:p>idx</text:p>
          </table:table-cell>
          <table:table-cell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6">
            <text:p><text:a xlink:href="https://github.com/goessner/g2/blob/master/docs/api/g2.core.md#g2+ins">ins()</text:a></text:p>
          </table:table-cell>
          <table:table-cell office:value-type="string" table:style-name="ce2">
            <text:p>Call function within queue (or method called g2 within obj)</text:p>
          </table:table-cell>
          <table:table-cell office:value-type="string" table:style-name="ce5">
            <text:p>fn() or obj</text:p>
          </table:table-cell>
          <table:table-cell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office:value-type="string" table:style-name="ce5">
            <text:p>exe()</text:p>
          </table:table-cell>
          <table:table-cell office:value-type="string" table:style-name="ce2">
            <text:p>Renders previously defined command queue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 table:style-name="ce1"/>
        </table:table-row>
        <table:table-row table:style-name="ro1">
          <table:table-cell table:number-columns-repeated="2" table:style-name="ce2"/>
          <table:table-cell office:value-type="string" table:style-name="ce15">
            <text:p><text:a xlink:href="https://github.com/goessner/g2/wiki/">Wiki: https://github.com/goessner/g2/wiki/</text:a></text:p>
          </table:table-cell>
          <table:table-cell table:number-columns-repeated="4" table:style-name="ce2"/>
          <table:table-cell table:style-name="ce5"/>
          <table:table-cell table:number-columns-repeated="7" table:style-name="ce2"/>
          <table:table-cell table:number-columns-repeated="16369" table:style-name="ce1"/>
        </table:table-row>
        <table:table-row table:style-name="ro1">
          <table:table-cell office:value-type="string" table:style-name="ce16">
            <text:p>*All angles are in radians</text:p>
          </table:table-cell>
          <table:table-cell table:style-name="ce2"/>
          <table:table-cell office:value-type="string" table:style-name="ce17">
            <text:p><text:a xlink:href="https://github.com/goessner/g2/tree/master/docs/api/">API: https://github.com/goessner/g2/tree/master/docs/api/</text:a></text:p>
          </table:table-cell>
          <table:table-cell table:style-name="ce4"/>
          <table:table-cell table:number-columns-repeated="11" table:style-name="ce2"/>
          <table:table-cell table:number-columns-repeated="16369" table:style-name="ce1"/>
        </table:table-row>
        <table:table-row table:number-rows-repeated="2" table:style-name="ro1">
          <table:table-cell table:number-columns-repeated="16384" table:style-name="ce4"/>
        </table:table-row>
        <table:table-row table:style-name="ro1">
          <table:table-cell table:number-columns-repeated="2" table:style-name="ce2"/>
          <table:table-cell table:style-name="ce4"/>
          <table:table-cell table:number-columns-repeated="12" table:style-name="ce2"/>
          <table:table-cell table:number-columns-repeated="16369" table:style-name="ce1"/>
        </table:table-row>
        <table:table-row table:number-rows-repeated="5" table:style-name="ro1">
          <table:table-cell table:number-columns-repeated="16384" table:style-name="ce4"/>
        </table:table-row>
        <table:table-row table:number-rows-repeated="1048537" table:style-name="ro4">
          <table:table-cell table:number-columns-repeated="16384"/>
        </table:table-row>
      </table:table>
      <table:database-ranges>
        <table:database-range table:target-range-address="Sheet1.A1:Sheet1.D31" table:name="Table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2998E3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7874015748031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24pt" style:font-size-asian="24pt" style:font-size-complex="24pt" style:font-family-generic="swiss"/>
    </style:style>
  </office:automatic-styles>
  <office:master-styles>
    <style:master-page style:name="mp1" style:page-layout-name="pm1">
      <style:header>
        <text:p><text:span text:style-name="T1">g2-cheatsheet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Kai Lawrence</meta:initial-creator>
    <dc:creator>Kai Lawrence</dc:creator>
    <meta:creation-date>2019-06-13T06:23:25Z</meta:creation-date>
    <dc:date>2020-05-07T10:50:34Z</dc:date>
    <meta:print-date>2020-05-07T10:50:11Z</meta:print-date>
  </office:meta>
</office:document-meta>
</file>